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6666ff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fill-color="#99ff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ff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ffff99" draw:textarea-horizontal-align="justify" draw:textarea-vertical-align="middle" draw:auto-grow-height="false" fo:min-height="0.15cm" fo:min-width="0cm"/>
    </style:style>
    <style:style style:name="gr15" style:family="graphic" style:parent-style-name="standard">
      <style:graphic-properties svg:stroke-color="#000000" draw:fill-color="#99ff66"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svg:stroke-color="#000000" draw:fill-color="#ff3333" draw:textarea-horizontal-align="justify" draw:textarea-vertical-align="middle" draw:auto-grow-height="false" fo:min-height="0.15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="solid" draw:fill-color="#c7243a"/>
      <style:paragraph-properties fo:text-align="center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P12" style:family="paragraph">
      <loext:graphic-properties draw:fill="solid" draw:fill-color="#6666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0000"/>
    </style:style>
    <style:style style:name="P14" style:family="paragraph">
      <loext:graphic-properties draw:fill-color="#99ff66"/>
      <style:paragraph-properties fo:text-align="center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/>Pixelix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ESP32 display with<text:line-break/>RGB LED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1.8cm" svg:x="1.4cm" svg:y="4.6cm" presentation:class="outline" presentation:user-transformed="true">
          <draw:text-box>
            <text:list text:style-name="L2">
              <text:list-item>
                <text:p>RGB color display with 8x32 pixels.</text:p>
              </text:list-item>
              <text:list-item>
                <text:p>Control it via REST API or websocket interface.</text:p>
              </text:list-item>
            </text:list>
          </draw:text-box>
        </draw:frame>
        <draw:g>
          <draw:custom-shape draw:style-name="gr2" draw:text-style-name="P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1.8cm" svg:x="1.4cm" svg:y="4.6cm" presentation:class="outline" presentation:user-transformed="true">
          <draw:text-box>
            <text:list text:style-name="L2">
              <text:list-item>
                <text:p>Coordinatesystem</text:p>
              </text:list-item>
            </text:list>
          </draw:text-box>
        </draw:frame>
        <draw:g>
          <draw:custom-shape draw:style-name="gr2" draw:text-style-name="P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0.4cm" svg:height="0.4cm" svg:x="6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cm" svg:y1="7.4cm" svg:x2="8cm" svg:y2="7.4cm">
          <text:p/>
        </draw:line>
        <draw:line draw:style-name="gr4" draw:text-style-name="P5" draw:layer="layout" svg:x1="5.4cm" svg:y1="8cm" svg:x2="5.4cm" svg:y2="9.8cm">
          <text:p/>
        </draw:line>
        <draw:frame draw:style-name="gr5" draw:text-style-name="P7" draw:layer="layout" svg:width="2cm" svg:height="0.962cm" svg:x="4cm" svg:y="6.6cm">
          <draw:text-box>
            <text:p text:style-name="P6"><text:span text:style-name="T1">(0;0)</text:span></text:p>
          </draw:text-box>
        </draw:frame>
        <draw:frame draw:style-name="gr5" draw:text-style-name="P7" draw:layer="layout" svg:width="2cm" svg:height="0.962cm" svg:x="6cm" svg:y="6.438cm">
          <draw:text-box>
            <text:p text:style-name="P8"><text:span text:style-name="T1">x</text:span></text:p>
          </draw:text-box>
        </draw:frame>
        <draw:frame draw:style-name="gr5" draw:text-style-name="P7" draw:layer="layout" svg:width="2cm" svg:height="0.962cm" svg:x="3.4cm" svg:y="8.2cm">
          <draw:text-box>
            <text:p text:style-name="P8"><text:span text:style-name="T1">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3 predefined layouts are available.</text:p>
              </text:list-item>
              <text:list-item>
                <text:p>4 slots, which are shown round-robin wise. It changes every 10s.</text:p>
              </text:list-item>
              <text:list-item>
                <text:p>The layout of a slot can be selected.</text:p>
              </text:list-item>
            </text:list>
          </draw:text-box>
        </draw:frame>
        <draw:custom-shape draw:style-name="gr6" draw:text-style-name="P9" draw:layer="layout" svg:width="7.6cm" svg:height="6cm" svg:x="0.4cm" svg:y="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7.8cm" svg:height="6cm" svg:x="6.8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7.8cm" svg:height="6cm" svg:x="13.4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2" draw:layer="layout" svg:width="7.8cm" svg:height="6cm" svg:x="20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3cm" svg:height="0.962cm" svg:x="1.8cm" svg:y="8.238cm">
          <draw:text-box>
            <text:p text:style-name="P8"><text:span text:style-name="T1">Slot 0</text:span></text:p>
          </draw:text-box>
        </draw:frame>
        <draw:frame draw:style-name="gr5" draw:text-style-name="P7" draw:layer="layout" svg:width="3cm" svg:height="0.962cm" svg:x="8.8cm" svg:y="8.2cm">
          <draw:text-box>
            <text:p text:style-name="P8"><text:span text:style-name="T1">Slot 1</text:span></text:p>
          </draw:text-box>
        </draw:frame>
        <draw:frame draw:style-name="gr5" draw:text-style-name="P7" draw:layer="layout" svg:width="3cm" svg:height="0.962cm" svg:x="15.6cm" svg:y="8.238cm">
          <draw:text-box>
            <text:p text:style-name="P8"><text:span text:style-name="T1">Slot 2</text:span></text:p>
          </draw:text-box>
        </draw:frame>
        <draw:frame draw:style-name="gr10" draw:text-style-name="P13" draw:layer="layout" svg:width="3cm" svg:height="0.962cm" svg:x="22.2cm" svg:y="8.238cm">
          <draw:text-box>
            <text:p text:style-name="P8"><text:span text:style-name="T1">Slot 3</text:span></text:p>
          </draw:text-box>
        </draw:frame>
        <draw:g>
          <draw:g>
            <draw:custom-shape draw:style-name="gr11" draw:text-style-name="P14" draw:layer="layout" svg:width="0.175cm" svg:height="0.175cm" svg:x="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1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1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1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1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1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1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1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1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3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3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3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3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3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3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3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3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5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5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5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5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5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5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5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5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7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7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7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7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7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7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7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7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8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8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8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8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8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8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8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.8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0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0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0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0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0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0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0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0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2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2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2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2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2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2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2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3.2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2" draw:text-style-name="P15" draw:layer="layout" svg:width="0.175cm" svg:height="0.175cm" svg:x="3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3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6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9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9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9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9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9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9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4.9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1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1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1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1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1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1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1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3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3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3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3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3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3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3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6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6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6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6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6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6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6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8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8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8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8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8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8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5.8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0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0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0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0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0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0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0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2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2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2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2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2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2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3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3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3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3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3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3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3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5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5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5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5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5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5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5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7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7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7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7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7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7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7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9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9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9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9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9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6.9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0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0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0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0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0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0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0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4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4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4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4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4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4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7.4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3" draw:text-style-name="P16" draw:layer="layout" svg:width="0.175cm" svg:height="0.175cm" svg:x="3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3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3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3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4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4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4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4.6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4.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4.9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5.1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5.3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5.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5.6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5.8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6.0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6.2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6.3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6.5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6.7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6.9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7.0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7.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7.4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4" draw:layer="layout" svg:width="0.175cm" svg:height="0.175cm" svg:x="8.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6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6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6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6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6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6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6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7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7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7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7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7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7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7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7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9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9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9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9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9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9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9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8.9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1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1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1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1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1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1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1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1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3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3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3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3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3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3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3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3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4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4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4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4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4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4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4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4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6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6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6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6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6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6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6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6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8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8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8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8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8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8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8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9.8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2" draw:text-style-name="P15" draw:layer="layout" svg:width="0.175cm" svg:height="0.175cm" svg:x="10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0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2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1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6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9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9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9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9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9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9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2.9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1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1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1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1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1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1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1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3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3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3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3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3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3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3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6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6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6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6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6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6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6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8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8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8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8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8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8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3.8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4.0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4.0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4.0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4.0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4.0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4.0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4.0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3" draw:text-style-name="P16" draw:layer="layout" svg:width="0.175cm" svg:height="0.175cm" svg:x="10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0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0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0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0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0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1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1.2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1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1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1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1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2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2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2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2.6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2.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2.9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3.1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3.3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3.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3.6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3.8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4.0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4" draw:layer="layout" svg:width="0.175cm" svg:height="0.175cm" svg:x="15.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2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2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2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2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2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3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3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3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3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3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3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3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3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5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5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5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5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5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5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5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5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7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7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7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7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7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7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7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7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9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9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9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9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9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9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9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5.9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0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0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0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0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0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0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0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0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4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4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4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4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4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4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4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16.4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2" draw:text-style-name="P15" draw:layer="layout" svg:width="0.175cm" svg:height="0.175cm" svg:x="16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7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7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7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7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7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7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7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9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9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9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9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9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9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6.9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1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1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1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1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1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1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1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3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3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3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3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3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3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3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4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4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4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4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4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4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4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6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6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6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6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6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6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6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8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8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8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8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8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8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7.8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8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2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19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0.6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3" draw:text-style-name="P16" draw:layer="layout" svg:width="0.175cm" svg:height="0.175cm" svg:x="16.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6.7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6.9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7.1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7.3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7.4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7.6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7.8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8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8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8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8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8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9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9.2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9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9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9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19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0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0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0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0.6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4" draw:layer="layout" svg:width="0.175cm" svg:height="0.175cm" svg:x="21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8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8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8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8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8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8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8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9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9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9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9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9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9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9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1.9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1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1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1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1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1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1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1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1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3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3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3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3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3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3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3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3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6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6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6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6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6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6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6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6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8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8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8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8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8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8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8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2.8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3.0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3.0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3.0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3.0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3.0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3.0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3.0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175cm" svg:height="0.175cm" svg:x="23.0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2" draw:text-style-name="P15" draw:layer="layout" svg:width="0.175cm" svg:height="0.175cm" svg:x="23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2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2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2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2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2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2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3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3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3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3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3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3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3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5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5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5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5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5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5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5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7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7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7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7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7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7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7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9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9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9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9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9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3.9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0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0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0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0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0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0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0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4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4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4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4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4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4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4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7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7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7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7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7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7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7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9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9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9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9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9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9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4.9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1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1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1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1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1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1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1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3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3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3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3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3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3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3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4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4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4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4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4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4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4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6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6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6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6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6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6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6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8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8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8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8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8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8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5.8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6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5" draw:layer="layout" svg:width="0.175cm" svg:height="0.175cm" svg:x="27.2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3" draw:text-style-name="P16" draw:layer="layout" svg:width="0.175cm" svg:height="0.175cm" svg:x="23.2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3.3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3.5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3.7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3.9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4.0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4.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4.4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4.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4.7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4.9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5.1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5.3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5.4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5.6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5.8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6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6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6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6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6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7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6" draw:layer="layout" svg:width="0.175cm" svg:height="0.175cm" svg:x="27.2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<text:span text:style-name="T2">Layout 0: One text box over the whole display.</text:span></text:p>
              </text:list-item>
              <text:list-item>
                <text:p>Layout 1: A 8x8 bitmap box left and text box right.</text:p>
              </text:list-item>
              <text:list-item>
                <text:p>Layout 2: A 8x8 bitmap box left, a text box right and some signals below the text box.</text:p>
              </text:list-item>
            </text:list>
          </draw:text-box>
        </draw:frame>
        <draw:g>
          <draw:custom-shape draw:style-name="gr14" draw:text-style-name="P15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Layout 0: One text box over the whole display.</text:p>
              </text:list-item>
              <text:list-item>
                <text:p><text:span text:style-name="T2">Layout 1: A 8x8 bitmap box left and text box right.</text:span></text:p>
              </text:list-item>
              <text:list-item>
                <text:p>Layout 2: A 8x8 bitmap box left, a text box right and some signals below the text box.</text:p>
              </text:list-item>
            </text:list>
          </draw:text-box>
        </draw:frame>
        <draw:g>
          <draw:custom-shape draw:style-name="gr15" draw:text-style-name="P14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5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Layout 0: One text box over the whole display.</text:p>
              </text:list-item>
              <text:list-item>
                <text:p>Layout 1: A 8x8 bitmap box left and text box right.</text:p>
              </text:list-item>
              <text:list-item>
                <text:p><text:span text:style-name="T2">Layout 2: A 8x8 bitmap box left, a text box right and some signals below the text box.</text:span></text:p>
              </text:list-item>
            </text:list>
          </draw:text-box>
        </draw:frame>
        <draw:g>
          <draw:g>
            <draw:custom-shape draw:style-name="gr15" draw:text-style-name="P14" draw:layer="layout" svg:width="0.4cm" svg:height="0.4cm" svg:x="6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4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4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4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4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4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4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4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6.8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2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2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2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2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2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2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6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6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6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6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6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7.6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4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4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4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4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4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4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4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0.4cm" svg:height="0.4cm" svg:x="8.8cm" svg:y="10.8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4" draw:text-style-name="P15" draw:layer="layout" svg:width="0.4cm" svg:height="0.4cm" svg:x="9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9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0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1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2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3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4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5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6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7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layout" svg:width="0.4cm" svg:height="0.4cm" svg:x="18.4cm" svg:y="10.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6" draw:layer="layout" svg:width="0.4cm" svg:height="0.4cm" svg:x="9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9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0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0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0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1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1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2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2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3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3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4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4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5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5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6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6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7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7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6" draw:layer="layout" svg:width="0.4cm" svg:height="0.4cm" svg:x="18.4cm" svg:y="10.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03:24.190000000</meta:creation-date>
    <meta:editing-duration>PT6M53S</meta:editing-duration>
    <meta:editing-cycles>2</meta:editing-cycles>
    <meta:generator>LibreOffice/6.2.0.3$Windows_X86_64 LibreOffice_project/98c6a8a1c6c7b144ce3cc729e34964b47ce25d62</meta:generator>
    <dc:title>Classy Red</dc:title>
    <dc:date>2019-10-22T21:32:49.200000000</dc:date>
    <meta:document-statistic meta:object-count="2413"/>
  </office:meta>
</office:document-meta>
</file>